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A S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498683593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1074361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BERTO BUSTINZA QUIROZ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63116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ILMAR DIAZ RAMO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3085819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3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4/08/2021</text:p>
          </table:table-cell>
          <table:table-cell table:style-name="Tabla2.A2" office:value-type="string">
            <text:p text:style-name="P9">390181</text:p>
          </table:table-cell>
          <table:table-cell table:style-name="Tabla2.A2" office:value-type="string">
            <text:p text:style-name="P9">585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0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4T00:16:2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